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50000016805AFBA61CFD95620.png" manifest:media-type="image/png"/>
  <manifest:file-entry manifest:full-path="Pictures/1000935C0000479D00002F0D5D59394447E94446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32cm" svg:height="12.044cm" svg:x="0cm" svg:y="0cm">
          <draw:image xlink:href="Pictures/1000935C0000479D00002F0D5D59394447E94446.emf" xlink:type="simple" xlink:show="embed" xlink:actuate="onLoad" draw:mime-type="image/x-emf">
            <text:p/>
          </draw:image>
          <draw:image xlink:href="Pictures/10000001000002250000016805AFBA61CFD9562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32cm" fo:page-height="12.0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8:38.052531457</dc:date>
    <meta:editing-duration>PT34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